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0810b" officeooo:paragraph-rsid="0010810b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0810b" officeooo:paragraph-rsid="0010810b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10810b" officeooo:paragraph-rsid="0010810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0810b" officeooo:paragraph-rsid="0010810b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 San Francisco de Quito</text:p>
      <text:p text:style-name="P1"/>
      <text:p text:style-name="P2"><text:bookmark-start text:name="__DdeLink__5_1761285116"/><text:bookmark-start text:name="__DdeLink__3_1761285116"/>Alejandra Ospina (00212243)</text:p>
      <text:p text:style-name="P2"/>
      <text:p text:style-name="P2">Machine Learning</text:p>
      <text:p text:style-name="P2"/>
      <text:p text:style-name="P2">2023-02-22<text:bookmark-end text:name="__DdeLink__5_1761285116"/><text:bookmark-end text:name="__DdeLink__3_1761285116"/></text:p>
      <text:p text:style-name="P2"/>
      <text:p text:style-name="P3">Laboratorio 2</text:p>
      <text:p text:style-name="P3"/>
      <text:p text:style-name="P4"><text:a xlink:type="simple" xlink:href="https://drive.google.com/file/d/1-NBvByLxUx2p2tx7oH5nSxCk7VszIrAv/view?usp=sharing" text:style-name="Internet_20_link" text:visited-style-name="Visited_20_Internet_20_Link">https://drive.google.com/file/d/1-NBvByLxUx2p2tx7oH5nSxCk7VszIrAv/view?usp=sharing</text:a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Noto Sans1" svg:font-family="'Noto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oto Serif CJK SC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2-21T11:03:58.183830899</meta:creation-date>
    <meta:generator>LibreOffice/7.0.4.2$Linux_X86_64 LibreOffice_project/00$Build-2</meta:generator>
    <dc:date>2023-02-21T11:08:39.008243655</dc:date>
    <meta:editing-duration>PT3M46S</meta:editing-duration>
    <meta:editing-cycles>2</meta:editing-cycles>
    <meta:document-statistic meta:table-count="0" meta:image-count="0" meta:object-count="0" meta:page-count="1" meta:paragraph-count="6" meta:word-count="14" meta:character-count="182" meta:non-whitespace-character-count="174"/>
  </office:meta>
</office:document-meta>
</file>